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f95b" officeooo:paragraph-rsid="000cf95b"/>
    </style:style>
    <style:style style:name="P2" style:family="paragraph" style:parent-style-name="Standard">
      <style:text-properties officeooo:rsid="000ecfae" officeooo:paragraph-rsid="000ecfae"/>
    </style:style>
    <style:style style:name="P3" style:family="paragraph" style:parent-style-name="Standard">
      <style:text-properties officeooo:rsid="000ecfae" officeooo:paragraph-rsid="0016ed9b"/>
    </style:style>
    <style:style style:name="P4" style:family="paragraph" style:parent-style-name="Standard">
      <style:text-properties officeooo:paragraph-rsid="0016ed9b"/>
    </style:style>
    <style:style style:name="P5" style:family="paragraph" style:parent-style-name="Standard">
      <style:text-properties officeooo:rsid="001761db" officeooo:paragraph-rsid="001761db"/>
    </style:style>
    <style:style style:name="P6" style:family="paragraph" style:parent-style-name="Standard">
      <style:text-properties officeooo:rsid="001761db" officeooo:paragraph-rsid="0018c099"/>
    </style:style>
    <style:style style:name="P7" style:family="paragraph" style:parent-style-name="Standard">
      <style:text-properties officeooo:rsid="001761db" officeooo:paragraph-rsid="00199cdc"/>
    </style:style>
    <style:style style:name="P8" style:family="paragraph" style:parent-style-name="Standard">
      <style:text-properties officeooo:rsid="001761db" officeooo:paragraph-rsid="001b065c"/>
    </style:style>
    <style:style style:name="P9" style:family="paragraph" style:parent-style-name="Standard">
      <style:text-properties officeooo:rsid="00199cdc" officeooo:paragraph-rsid="00199cdc"/>
    </style:style>
    <style:style style:name="P10" style:family="paragraph" style:parent-style-name="Standard">
      <style:text-properties officeooo:rsid="001761db" officeooo:paragraph-rsid="001b065c"/>
    </style:style>
    <style:style style:name="P11" style:family="paragraph" style:parent-style-name="Standard">
      <style:text-properties officeooo:rsid="001761db" officeooo:paragraph-rsid="001c3359"/>
    </style:style>
    <style:style style:name="T1" style:family="text">
      <style:text-properties officeooo:rsid="000f2ad0"/>
    </style:style>
    <style:style style:name="T2" style:family="text">
      <style:text-properties officeooo:rsid="000fbdb4"/>
    </style:style>
    <style:style style:name="T3" style:family="text">
      <style:text-properties officeooo:rsid="0010eb1f"/>
    </style:style>
    <style:style style:name="T4" style:family="text">
      <style:text-properties officeooo:rsid="00118a0a"/>
    </style:style>
    <style:style style:name="T5" style:family="text">
      <style:text-properties officeooo:rsid="0012dd99"/>
    </style:style>
    <style:style style:name="T6" style:family="text">
      <style:text-properties officeooo:rsid="0013376a"/>
    </style:style>
    <style:style style:name="T7" style:family="text">
      <style:text-properties officeooo:rsid="00152163"/>
    </style:style>
    <style:style style:name="T8" style:family="text">
      <style:text-properties officeooo:rsid="000ecfae"/>
    </style:style>
    <style:style style:name="T9" style:family="text">
      <style:text-properties officeooo:rsid="0018c099"/>
    </style:style>
    <style:style style:name="T10" style:family="text">
      <style:text-properties officeooo:rsid="00199cdc"/>
    </style:style>
    <style:style style:name="T11" style:family="text">
      <style:text-properties officeooo:rsid="001b065c"/>
    </style:style>
    <style:style style:name="T12" style:family="text">
      <style:text-properties officeooo:rsid="001c3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‘phrase’); </text:p>
      <text:p text:style-name="P2">input()</text:p>
      <text:p text:style-name="P2">.replace() pour remplacer un ou plusieur mot</text:p>
      <text:p text:style-name="P2">.strip() : .rstrip(), .lstrip() pour enlever une ou plusieur lettre</text:p>
      <text:p text:style-name="P2">.<text:span text:style-name="T1">split() pour changer la forme d’une suite de caractere </text:span><text:span text:style-name="T2">en liste, <text:s/>.</text:span><text:span text:style-name="T3">join() pour faire l’inverse</text:span></text:p>
      <text:p text:style-name="P2">.<text:span text:style-name="T3">zfill() pour ajouter les zero</text:span></text:p>
      <text:p text:style-name="P2">.<text:span text:style-name="T4">isdigit() pour savoir si une chaine de caractere est compose uniquement de chiffre. <text:s/>isupper(), islower etc..</text:span></text:p>
      <text:p text:style-name="P2">.<text:span text:style-name="T5">count() pour compter <text:s/>l’occurence d’un caractere</text:span></text:p>
      <text:p text:style-name="P2">.<text:span text:style-name="T6">find() pour trouver la position d’un mot. nous avons rfind() <text:s/>pour commencer par la droite</text:span></text:p>
      <text:p text:style-name="P3">.<text:span text:style-name="T7">endswith() pour verifier savoir si un mot se trouve en fin ou .startswith pour le debut</text:span></text:p>
      <text:p text:style-name="P3"><text:span text:style-name="Source_20_Text"/></text:p>
      <text:p text:style-name="P4"><text:span text:style-name="Source_20_Text"><text:span text:style-name="T8">str</text:span></text:span></text:p>
      <text:p text:style-name="P4"><text:span text:style-name="Source_20_Text">int</text:span></text:p>
      <text:p text:style-name="P4"><text:span text:style-name="Source_20_Text">float</text:span></text:p>
      <text:p text:style-name="P4"><text:span text:style-name="Source_20_Text">bool</text:span></text:p>
      <text:p text:style-name="P2"><text:span text:style-name="Strong_20_Emphasis">f-strings</text:span> (ou <text:span text:style-name="Strong_20_Emphasis">chaînes de caractères formatées</text:span>) permettent d'insérer des valeurs directement dans une chaîne de texte de manière simple et lisible.</text:p>
      <text:p text:style-name="P5">Exemple : nom = "Alice"</text:p>
      <text:p text:style-name="P5">age = 30</text:p>
      <text:p text:style-name="P5">print(f"Je m'appelle {nom} et j'ai {age} ans.")</text:p>
      <text:p text:style-name="P5">Affichage : <text:span text:style-name="Source_20_Text">Je m'appelle Alice et j'ai 30 ans.</text:span></text:p>
      <text:p text:style-name="P5"><text:span text:style-name="Source_20_Text"><text:s/></text:span><text:span text:style-name="Source_20_Text"><text:span text:style-name="T9">Liste=[,]</text:span></text:span></text:p>
      <text:p text:style-name="P6"><text:span text:style-name="Source_20_Text"><text:span text:style-name="T9">liste.append() pour ajouter un element</text:span></text:span></text:p>
      <text:p text:style-name="P6"><text:span text:style-name="Source_20_Text"><text:span text:style-name="T9">liste.extend([,]) pour ajouter plusieurs element</text:span></text:span></text:p>
      <text:p text:style-name="P6"><text:span text:style-name="Source_20_Text"><text:span text:style-name="T9">liste.remove() pour supprimer un element</text:span></text:span></text:p>
      <text:p text:style-name="P7"><text:span text:style-name="Source_20_Text"><text:span text:style-name="T10">liste.sort() pour afficher une liste par ordre alphabetique</text:span></text:span></text:p>
      <text:p text:style-name="P7"><text:span text:style-name="Source_20_Text"><text:span text:style-name="T10">liste.reverse() pour afficher une liste en inversant</text:span></text:span></text:p>
      <text:p text:style-name="P7"><text:span text:style-name="Source_20_Text"><text:span text:style-name="T10">liste.pop(-1) pour enlever le dernier element d’une liste</text:span></text:span></text:p>
      <text:p text:style-name="P8"><text:span text:style-name="Source_20_Text"><text:span text:style-name="T11">liste.clear() pour supprimer tous les elements d’une liste</text:span></text:span></text:p>
      <text:p text:style-name="P8"><text:span text:style-name="Source_20_Text">" "</text:span><text:span text:style-name="Source_20_Text"><text:span text:style-name="T11">join.() pour ajouter un ou plusieurs element dans une liste</text:span></text:span></text:p>
      <text:p text:style-name="P11"><text:span text:style-name="Source_20_Text"><text:span text:style-name="T12">len() pour determiner le nombre de caractere. len(‘python’) » 6</text:span></text:span></text:p>
      <text:p text:style-name="P11"><text:span text:style-name="Source_20_Text"><text:span text:style-name="T12">round() pour arrondir un chiffre. Round(2,2) »2. round(2,7)&gt;&gt;3</text:span></text:span></text:p>
      <text:p text:style-name="P11"><text:span text:style-name="Source_20_Text"><text:span text:style-name="T12">rang(5)&gt;&gt;[0,1,2,3,4], rang(2,5)&gt;&gt;[2,3,4]</text:span></text:span></text:p>
      <text:p text:style-name="P11"><text:span text:style-name="Source_20_Text"/></text:p>
      <text:p text:style-name="P11"><text:span text:style-name="Source_20_Text"/></text:p>
      <text:p text:style-name="P8"><text:span text:style-name="Source_20_Text"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0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1:42:15.441637476</meta:creation-date>
    <meta:editing-duration>PT2H19M39S</meta:editing-duration>
    <meta:editing-cycles>13</meta:editing-cycles>
    <meta:generator>LibreOffice/7.3.7.2$Linux_X86_64 LibreOffice_project/30$Build-2</meta:generator>
    <dc:date>2024-10-27T12:03:57.132074676</dc:date>
    <meta:document-statistic meta:table-count="0" meta:image-count="0" meta:object-count="0" meta:page-count="1" meta:paragraph-count="31" meta:word-count="219" meta:character-count="1472" meta:non-whitespace-character-count="1278"/>
  </office:meta>
</office:document-meta>
</file>